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ro16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00cc33"/>
    </style:style>
    <style:style style:name="ce50" style:family="table-cell" style:parent-style-name="Default">
      <style:table-cell-properties fo:background-color="#99ccff"/>
    </style:style>
    <style:style style:name="ce51" style:family="table-cell" style:parent-style-name="Default">
      <style:table-cell-properties fo:background-color="#00ff66"/>
    </style:style>
    <style:style style:name="ce52" style:family="table-cell" style:parent-style-name="Default">
      <style:table-cell-properties fo:background-color="#00cc00"/>
    </style:style>
    <style:style style:name="ce53" style:family="table-cell" style:parent-style-name="Default">
      <style:table-cell-properties fo:background-color="#ff00ff"/>
    </style:style>
    <style:style style:name="ce5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5" style:family="table-cell" style:parent-style-name="Default">
      <style:table-cell-properties fo:background-color="#ff3366"/>
    </style:style>
    <style:style style:name="ce56" style:family="table-cell" style:parent-style-name="Default">
      <style:table-cell-properties fo:background-color="#ff33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+Artsvi</text:p>
          </table:table-cell>
          <table:table-cell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50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9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9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24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50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24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24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0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24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50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3"/>
          <table:table-cell office:value-type="string">
            <text:p>Arus</text:p>
          </table:table-cell>
          <table:table-cell/>
          <table:table-cell table:style-name="ce50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28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24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51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24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47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52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52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24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51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3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3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9800">
            <text:p>9800</text:p>
          </table:table-cell>
          <table:table-cell table:number-columns-repeated="2"/>
          <table:table-cell office:value-type="float" office:value="2690">
            <text:p>2690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 table:style-name="ce28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10];[.K11];[.K35];[.K64];[.K100];[.K101])" office:value-type="float" office:value="166400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  <table:table-cell table:formula="of:=SUM([.H4];[.H32];[.H60];[.H94])" office:value-type="float" office:value="6914.27414008744">
            <text:p>6914.2741400874</text:p>
          </table:table-cell>
          <table:table-cell table:formula="of:=SUM([.N2];[.M4])" office:value-type="float" office:value="9604.27414008744">
            <text:p>9604.2741400874</text:p>
          </table:table-cell>
          <table:table-cell table:formula="of:=[.J4]-[.N4]" office:value-type="float" office:value="3095.72585991256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2700">
            <text:p>2700</text:p>
          </table:table-cell>
          <table:table-cell table:formula="of:=SUM([.H5];[.H33];[.H61];[.H95])" office:value-type="float" office:value="7823.52692434022">
            <text:p>7823.5269243402</text:p>
          </table:table-cell>
          <table:table-cell table:formula="of:=SUM([.N2];[.M5])" office:value-type="float" office:value="10513.5269243402">
            <text:p>10513.5269243402</text:p>
          </table:table-cell>
          <table:table-cell table:formula="of:=[.J5]-[.N5]" office:value-type="float" office:value="-2263.52692434022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  <table:table-cell table:formula="of:=SUM([.H6];[.H34];[.H62];[.H96])" office:value-type="float" office:value="6914.27414008744">
            <text:p>6914.2741400874</text:p>
          </table:table-cell>
          <table:table-cell table:formula="of:=SUM([.N2];[.M6])" office:value-type="float" office:value="9604.27414008744">
            <text:p>9604.2741400874</text:p>
          </table:table-cell>
          <table:table-cell table:formula="of:=[.J6]-[.N6]" office:value-type="float" office:value="-2304.27414008744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7];[.H35];[.H63];[.H97])" office:value-type="float" office:value="5790.10941592272">
            <text:p>5790.1094159227</text:p>
          </table:table-cell>
          <table:table-cell table:formula="of:=SUM([.N2];[.M7])" office:value-type="float" office:value="8480.10941592271">
            <text:p>8480.1094159227</text:p>
          </table:table-cell>
          <table:table-cell table:formula="of:=[.J7]-[.N7]" office:value-type="float" office:value="2019.89058407729">
            <text:p>2019.890584077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8];[.H36];[.H64];[.H98])" office:value-type="float" office:value="7992.05191786522">
            <text:p>7992.0519178652</text:p>
          </table:table-cell>
          <table:table-cell table:formula="of:=SUM([.M8:.M8];[.N2])" office:value-type="float" office:value="10682.0519178652">
            <text:p>10682.0519178652</text:p>
          </table:table-cell>
          <table:table-cell table:formula="of:=[.J8]-[.N8]" office:value-type="float" office:value="-2782.05191786522">
            <text:p>-2782.051917865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  <table:table-cell table:formula="of:=SUM([.H9];[.H37];[.H65];[.H99])" office:value-type="float" office:value="8181.94128775459">
            <text:p>8181.9412877546</text:p>
          </table:table-cell>
          <table:table-cell table:formula="of:=SUM([.M9:.M9];[.N2])" office:value-type="float" office:value="10871.9412877546">
            <text:p>10871.9412877546</text:p>
          </table:table-cell>
          <table:table-cell table:formula="of:=[.J9]-[.N9]" office:value-type="float" office:value="-4371.94128775459">
            <text:p>-4371.941287754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51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  <table:table-cell table:formula="of:=SUM([.H10];[.H38];[.H66];[.H100])" office:value-type="float" office:value="6914.27414008744">
            <text:p>6914.2741400874</text:p>
          </table:table-cell>
          <table:table-cell table:formula="of:=SUM([.M10:.M10];[.N2])" office:value-type="float" office:value="9604.27414008744">
            <text:p>9604.2741400874</text:p>
          </table:table-cell>
          <table:table-cell table:formula="of:=[.J10]-[.N10]" office:value-type="float" office:value="-2054.27414008744">
            <text:p>-2054.2741400874</text:p>
          </table:table-cell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  <table:table-cell table:formula="of:=SUM([.H11];[.H39];[.H67];[.H101])" office:value-type="float" office:value="6066.81959463289">
            <text:p>6066.8195946329</text:p>
          </table:table-cell>
          <table:table-cell table:formula="of:=SUM([.M11:.M11];[.N2])" office:value-type="float" office:value="8756.81959463289">
            <text:p>8756.8195946329</text:p>
          </table:table-cell>
          <table:table-cell table:formula="of:=[.J11]-[.N11]" office:value-type="float" office:value="-2956.81959463289">
            <text:p>-2956.8195946329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00">
            <text:p>500</text:p>
          </table:table-cell>
          <table:table-cell/>
          <table:table-cell table:formula="of:=SUM([.H43];[.H71];[.H105])-3200+2500" office:value-type="float" office:value="4386.32585932586">
            <text:p>4386.3258593259</text:p>
          </table:table-cell>
          <table:table-cell table:formula="of:=SUM([.H12])" office:value-type="float" office:value="1021.73913043478">
            <text:p>1021.7391304348</text:p>
          </table:table-cell>
          <table:table-cell office:value-type="float" office:value="1000">
            <text:p>1000</text:p>
          </table:table-cell>
          <table:table-cell table:formula="of:=[.J12]-[.N12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float" office:value="-10200">
            <text:p>-10200</text:p>
          </table:table-cell>
          <table:table-cell table:number-columns-repeated="2"/>
          <table:table-cell table:formula="of:=SUM([.H13];[.H41];[.H69];[.H103])" office:value-type="float" office:value="3353.22377622378">
            <text:p>3353.2237762238</text:p>
          </table:table-cell>
          <table:table-cell table:formula="of:=SUM([.M13];[.O2])" office:value-type="float" office:value="4353.22377622378">
            <text:p>4353.2237762238</text:p>
          </table:table-cell>
          <table:table-cell table:formula="of:=[.J13]-[.N13]" office:value-type="float" office:value="-14553.2237762238">
            <text:p>-14553.2237762238</text:p>
          </table:table-cell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  <table:table-cell table:formula="of:=SUM([.H14];[.H42];[.H70];[.H104])" office:value-type="float" office:value="3256.80499050064">
            <text:p>3256.8049905007</text:p>
          </table:table-cell>
          <table:table-cell table:formula="of:=SUM([.M14:.M14];[.N2])" office:value-type="float" office:value="5946.80499050064">
            <text:p>5946.8049905007</text:p>
          </table:table-cell>
          <table:table-cell table:formula="of:=[.J14]-[.N14]" office:value-type="float" office:value="-1246.80499050064">
            <text:p>-1246.8049905007</text:p>
          </table:table-cell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47" office:value-type="float" office:value="8200">
            <text:p>8200</text:p>
          </table:table-cell>
          <table:table-cell table:number-columns-repeated="2"/>
          <table:table-cell table:formula="of:=SUM([.H15];[.H43];[.H71];[.H105])" office:value-type="float" office:value="5086.32585932586">
            <text:p>5086.3258593259</text:p>
          </table:table-cell>
          <table:table-cell table:formula="of:=SUM([.M15:.M15];[.N2])" office:value-type="float" office:value="7776.32585932586">
            <text:p>7776.3258593259</text:p>
          </table:table-cell>
          <table:table-cell table:formula="of:=[.J15]-[.N15]" office:value-type="float" office:value="423.674140674141">
            <text:p>423.6741406741</text:p>
          </table:table-cell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52" office:value-type="float" office:value="8350">
            <text:p>8350</text:p>
          </table:table-cell>
          <table:table-cell table:number-columns-repeated="2"/>
          <table:table-cell table:formula="of:=SUM([.H16];[.H44];[.H72];[.H106])" office:value-type="float" office:value="6066.81959463289">
            <text:p>6066.8195946329</text:p>
          </table:table-cell>
          <table:table-cell table:formula="of:=SUM([.M16:.M16];[.N2])" office:value-type="float" office:value="8756.81959463289">
            <text:p>8756.8195946329</text:p>
          </table:table-cell>
          <table:table-cell table:formula="of:=[.J16]-[.N16]" office:value-type="float" office:value="-406.819594632894">
            <text:p>-406.8195946329</text:p>
          </table:table-cell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52" office:value-type="float" office:value="9750">
            <text:p>9750</text:p>
          </table:table-cell>
          <table:table-cell table:number-columns-repeated="2"/>
          <table:table-cell table:formula="of:=SUM([.H17];[.H45];[.H73];[.H107])" office:value-type="float" office:value="6914.27414008744">
            <text:p>6914.2741400874</text:p>
          </table:table-cell>
          <table:table-cell table:formula="of:=SUM([.M17:.M17];[.N2])" office:value-type="float" office:value="9604.27414008744">
            <text:p>9604.2741400874</text:p>
          </table:table-cell>
          <table:table-cell table:formula="of:=[.J17]-[.N17]" office:value-type="float" office:value="145.72585991256">
            <text:p>145.7258599126</text:p>
          </table:table-cell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10000">
            <text:p>10000</text:p>
          </table:table-cell>
          <table:table-cell table:number-columns-repeated="2"/>
          <table:table-cell table:formula="of:=SUM([.H18];[.H46];[.H74];[.H108])" office:value-type="float" office:value="4278.89285470615">
            <text:p>4278.8928547062</text:p>
          </table:table-cell>
          <table:table-cell table:formula="of:=SUM([.M18:.M18];[.N2])" office:value-type="float" office:value="6968.89285470615">
            <text:p>6968.8928547062</text:p>
          </table:table-cell>
          <table:table-cell table:formula="of:=[.J18]-[.N18]" office:value-type="float" office:value="3031.10714529385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  <table:table-cell table:formula="of:=SUM([.H19];[.H47];[.H75];[.H109])" office:value-type="float" office:value="6914.27414008744">
            <text:p>6914.2741400874</text:p>
          </table:table-cell>
          <table:table-cell table:formula="of:=SUM([.M19:.M19];[.N2])" office:value-type="float" office:value="9604.27414008744">
            <text:p>9604.2741400874</text:p>
          </table:table-cell>
          <table:table-cell table:formula="of:=[.J19]-[.N19]" office:value-type="float" office:value="-2354.27414008744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38" office:value-type="string">
            <text:p>Ստեփան</text:p>
          </table:table-cell>
          <table:table-cell table:style-name="ce51" office:value-type="float" office:value="8600">
            <text:p>8600</text:p>
          </table:table-cell>
          <table:table-cell table:number-columns-repeated="2"/>
          <table:table-cell table:formula="of:=SUM([.H20];[.H48];[.H76];[.H110])" office:value-type="float" office:value="6184.55386036716">
            <text:p>6184.5538603672</text:p>
          </table:table-cell>
          <table:table-cell table:formula="of:=SUM([.M20:.M20];[.N2])" office:value-type="float" office:value="8874.55386036716">
            <text:p>8874.5538603672</text:p>
          </table:table-cell>
          <table:table-cell table:formula="of:=[.J20]-[.N20]" office:value-type="float" office:value="-274.553860367159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7];[.H111])" office:value-type="float" office:value="4953.06628476194">
            <text:p>4953.0662847619</text:p>
          </table:table-cell>
          <table:table-cell table:formula="of:=SUM([.M21:.M21];[.N2])" office:value-type="float" office:value="7643.06628476194">
            <text:p>7643.0662847619</text:p>
          </table:table-cell>
          <table:table-cell table:formula="of:=[.J21]-[.N21]" office:value-type="float" office:value="-643.066284761937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2];[.H50];[.H78];[.H112])" office:value-type="float" office:value="6059.56033537364">
            <text:p>6059.5603353736</text:p>
          </table:table-cell>
          <table:table-cell table:formula="of:=SUM([.M22:.M22];[.N2])" office:value-type="float" office:value="8749.56033537364">
            <text:p>8749.5603353736</text:p>
          </table:table-cell>
          <table:table-cell table:formula="of:=[.J22]-[.N22]" office:value-type="float" office:value="-3399.56033537364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formula="of:=SUM([.H23];[.H51];[.H79];[.H113])" office:value-type="float" office:value="5659.43584113149">
            <text:p>5659.4358411315</text:p>
          </table:table-cell>
          <table:table-cell table:formula="of:=SUM([.M23:.M23];[.N2])" office:value-type="float" office:value="8349.43584113149">
            <text:p>8349.4358411315</text:p>
          </table:table-cell>
          <table:table-cell table:formula="of:=[.J23]-[.N23]" office:value-type="float" office:value="-2549.43584113149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38" office:value-type="string">
            <text:p>Մարինե</text:p>
          </table:table-cell>
          <table:table-cell table:style-name="ce52" office:value-type="float" office:value="1300">
            <text:p>1300</text:p>
          </table:table-cell>
          <table:table-cell table:number-columns-repeated="2"/>
          <table:table-cell table:formula="of:=SUM([.H24];[.H52])" office:value-type="float" office:value="649.01185770751">
            <text:p>649.0118577075</text:p>
          </table:table-cell>
          <table:table-cell office:value-type="float" office:value="0">
            <text:p>0</text:p>
          </table:table-cell>
          <table:table-cell table:formula="of:=[.J24]-[.M24]" office:value-type="float" office:value="650.98814229249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  <table:table-cell table:formula="of:=SUM([.H25];[.H53];[.H81];[.H115])" office:value-type="float" office:value="6519.82969564299">
            <text:p>6519.829695643</text:p>
          </table:table-cell>
          <table:table-cell table:formula="of:=SUM([.M25:.M25];[.N2])" office:value-type="float" office:value="9209.829695643">
            <text:p>9209.829695643</text:p>
          </table:table-cell>
          <table:table-cell office:value-type="float" office:value="-7650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6];[.H54];[.H82];[.H116])" office:value-type="float" office:value="6914.27414008744">
            <text:p>6914.2741400874</text:p>
          </table:table-cell>
          <table:table-cell table:formula="of:=SUM([.M26:.M26];[.N2])" office:value-type="float" office:value="9604.27414008744">
            <text:p>9604.2741400874</text:p>
          </table:table-cell>
          <table:table-cell table:formula="of:=[.J26]-[.N26]" office:value-type="float" office:value="-2054.27414008744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7];[.H55];[.H83];[.H117])" office:value-type="float" office:value="6140.97097266662">
            <text:p>6140.9709726666</text:p>
          </table:table-cell>
          <table:table-cell table:formula="of:=SUM([.M27:.M27];[.N2])" office:value-type="float" office:value="8830.97097266662">
            <text:p>8830.9709726666</text:p>
          </table:table-cell>
          <table:table-cell table:formula="of:=[.J27]-[.N27]" office:value-type="float" office:value="-1280.97097266662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2"/>
          <table:table-cell table:style-name="ce2" office:value-type="string">
            <text:p>Edgar</text:p>
          </table:table-cell>
          <table:table-cell table:formula="of:=SUM([.H84];[.H118])" office:value-type="float" office:value="3683.99300699301">
            <text:p>3683.993006993</text:p>
          </table:table-cell>
          <table:table-cell table:style-name="ce2" table:formula="of:=SUM([.N4:.N27])" office:value-type="float" office:value="193389.578046373">
            <text:p>193389.578046373</text:p>
          </table:table-cell>
          <table:table-cell table:formula="of:=3000-[.M28]" office:value-type="float" office:value="-683.993006993007">
            <text:p>-683.993006993</text:p>
          </table:table-cell>
        </table:table-row>
        <table:table-row table:style-name="ro12">
          <table:table-cell table:number-columns-repeated="8"/>
          <table:table-cell table:style-name="ce23"/>
          <table:table-cell table:number-columns-repeated="2"/>
          <table:table-cell table:style-name="ce2" office:value-type="string">
            <text:p>Hasmik K</text:p>
          </table:table-cell>
          <table:table-cell table:formula="of:=SUM([.H85];[.H119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>
            <text:p>Smbat</text:p>
          </table:table-cell>
          <table:table-cell table:formula="of:=SUM([.H86];[.H120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style-name="ce28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office:value-type="string">
            <text:p>Ani</text:p>
          </table:table-cell>
          <table:table-cell table:formula="of:=SUM([.H87];[.H121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2"/>
          <table:table-cell table:style-name="ce2" office:value-type="string">
            <text:p>Araks</text:p>
          </table:table-cell>
          <table:table-cell table:formula="of:=SUM([.H88];[.H122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2"/>
          <table:table-cell table:style-name="ce2" office:value-type="string">
            <text:p>Meruj</text:p>
          </table:table-cell>
          <table:table-cell table:formula="of:=SUM([.H89];[.H123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48" office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8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1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8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Ժոզեֆ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>
            <text:p>1181.99300699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her</text:p>
          </table:table-cell>
          <table:table-cell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>
            <text:p>1038.538461538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5" office:value-type="float" office:value="352">
            <text:p>352</text:p>
          </table:table-cell>
          <table:table-cell table:formula="of:=[.E93]/22" office:value-type="float" office:value="495.454545454545">
            <text:p>495.4545454545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7500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7000/24" office:value-type="float" office:value="2375">
            <text:p>2375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9" office:value-type="float" office:value="2700">
            <text:p>27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30/05/2016</text:p>
          </table:table-cell>
          <table:table-cell office:value-type="float" office:value="9500">
            <text:p>9500</text:p>
          </table:table-cell>
          <table:table-cell office:value-type="float" office:value="9300">
            <text:p>9300</text:p>
          </table:table-cell>
          <table:table-cell office:value-type="float" office:value="9800">
            <text:p>9800</text:p>
          </table:table-cell>
          <table:table-cell office:value-type="float" office:value="9400">
            <text:p>9400</text:p>
          </table:table-cell>
          <table:table-cell office:value-type="float" office:value="10200">
            <text:p>10200</text:p>
          </table:table-cell>
          <table:table-cell table:style-name="ce2" table:formula="of:=SUM([.B3:.F3])" office:value-type="float" office:value="48200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նժելա</text:p>
          </table:table-cell>
          <table:table-cell table:style-name="ce7" office:value-type="float" office:value="10100">
            <text:p>10100</text:p>
          </table:table-cell>
          <table:table-cell table:formula="of:=SUM([.J2];[.J38];[.J39];[.J40];[.J41];[.J42];[.K72];[.K76];[.K104];[.K105];[.K106];[.K107];[.J137];[.J138];[.J139])" office:value-type="float" office:value="243700">
            <text:p>243700</text:p>
          </table:table-cell>
          <table:table-cell table:formula="of:=SUM([.H4];[.H39];[.H72];[.H104];[.H137])" office:value-type="float" office:value="8246.49208863854">
            <text:p>8246.4920886386</text:p>
          </table:table-cell>
          <table:table-cell/>
          <table:table-cell table:formula="of:=SUM([.L4:.L4];[.M1])" office:value-type="float" office:value="10621.4920886385">
            <text:p>10621.4920886385</text:p>
          </table:table-cell>
          <table:table-cell table:formula="of:=[.J4]-[.N4]" office:value-type="float" office:value="-521.492088638543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րմենուհի</text:p>
          </table:table-cell>
          <table:table-cell table:style-name="ce7" office:value-type="float" office:value="9750">
            <text:p>9750</text:p>
          </table:table-cell>
          <table:table-cell table:formula="of:=SUM([.G3];[.G38];[.G71];[.G103];[.G136])" office:value-type="float" office:value="250300">
            <text:p>250300</text:p>
          </table:table-cell>
          <table:table-cell table:formula="of:=SUM([.H5];[.H40];[.H73];[.H105];[.H138])" office:value-type="float" office:value="10347.0538553742">
            <text:p>10347.0538553742</text:p>
          </table:table-cell>
          <table:table-cell/>
          <table:table-cell table:formula="of:=SUM([.M1];[.L5])" office:value-type="float" office:value="12722.0538553742">
            <text:p>12722.0538553742</text:p>
          </table:table-cell>
          <table:table-cell table:formula="of:=[.J5]-[.N5]" office:value-type="float" office:value="-2972.05385537422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 table:formula="of:=[.K4]-[.K5]" office:value-type="float" office:value="-6600">
            <text:p>-6600</text:p>
          </table:table-cell>
          <table:table-cell table:formula="of:=SUM([.H6];[.H41];[.H74];[.H106];[.H139])" office:value-type="float" office:value="10755.7495075481">
            <text:p>10755.7495075481</text:p>
          </table:table-cell>
          <table:table-cell/>
          <table:table-cell table:formula="of:=SUM([.M1];[.L6])" office:value-type="float" office:value="13130.7495075481">
            <text:p>13130.7495075481</text:p>
          </table:table-cell>
          <table:table-cell table:formula="of:=[.J6]-[.N6]" office:value-type="float" office:value="-5430.74950754814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>
            <text:p>1470.8324043107</text:p>
          </table:table-cell>
          <table:table-cell office:value-type="string">
            <text:p>Արեգ</text:p>
          </table:table-cell>
          <table:table-cell table:style-name="ce7" office:value-type="float" office:value="20600">
            <text:p>20600</text:p>
          </table:table-cell>
          <table:table-cell/>
          <table:table-cell table:formula="of:=SUM([.H7];[.H42];[.H75];[.H107];[.H140])" office:value-type="float" office:value="7848.21264001699">
            <text:p>7848.212640017</text:p>
          </table:table-cell>
          <table:table-cell/>
          <table:table-cell table:formula="of:=SUM([.L7:.L7];[.M1])" office:value-type="float" office:value="10223.212640017">
            <text:p>10223.212640017</text:p>
          </table:table-cell>
          <table:table-cell table:formula="of:=[.J7]-[.N7]" office:value-type="float" office:value="10376.787359983">
            <text:p>10376.787359983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6200">
            <text:p>6200</text:p>
          </table:table-cell>
          <table:table-cell/>
          <table:table-cell table:formula="of:=SUM([.H8];[.H43];[.H76];[.H108];[.H141])" office:value-type="float" office:value="10355.7495075481">
            <text:p>10355.7495075481</text:p>
          </table:table-cell>
          <table:table-cell/>
          <table:table-cell table:formula="of:=SUM([.L8:.L8];[.M1])" office:value-type="float" office:value="12730.7495075481">
            <text:p>12730.7495075481</text:p>
          </table:table-cell>
          <table:table-cell table:formula="of:=[.J8]-[.N8]" office:value-type="float" office:value="-6530.74950754813">
            <text:p>-6530.7495075481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Նանե</text:p>
          </table:table-cell>
          <table:table-cell table:style-name="ce7" office:value-type="float" office:value="7950">
            <text:p>7950</text:p>
          </table:table-cell>
          <table:table-cell/>
          <table:table-cell table:formula="of:=SUM([.H9];[.H44];[.H77];[.H109];[.H142])" office:value-type="float" office:value="10755.7495075481">
            <text:p>10755.7495075481</text:p>
          </table:table-cell>
          <table:table-cell/>
          <table:table-cell table:formula="of:=SUM([.L9:.L9];[.M1])" office:value-type="float" office:value="13130.7495075481">
            <text:p>13130.7495075481</text:p>
          </table:table-cell>
          <table:table-cell table:formula="of:=[.J9]-[.N9]" office:value-type="float" office:value="-5180.74950754814">
            <text:p>-5180.749507548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3"/>
          <table:table-cell office:value-type="string">
            <text:p>-Marin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office:value-type="string">
            <text:p>Հասմիկ Դ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10];[.H78];[.H110];[.H143])" office:value-type="float" office:value="8683.17640813293">
            <text:p>8683.1764081329</text:p>
          </table:table-cell>
          <table:table-cell/>
          <table:table-cell table:formula="of:=SUM([.L10:.L10];[.M1])" office:value-type="float" office:value="11058.1764081329">
            <text:p>11058.1764081329</text:p>
          </table:table-cell>
          <table:table-cell table:formula="of:=[.J10]-[.N10]" office:value-type="float" office:value="-1358.17640813293">
            <text:p>-1358.1764081329</text:p>
          </table:table-cell>
        </table:table-row>
        <table:table-row table:style-name="ro13">
          <table:table-cell table:number-columns-repeated="2"/>
          <table:table-cell office:value-type="string">
            <text:p>-Seryoja</text:p>
          </table:table-cell>
          <table:table-cell table:style-name="ce3"/>
          <table:table-cell office:value-type="string">
            <text:p>-Arman</text:p>
          </table:table-cell>
          <table:table-cell office:value-type="string">
            <text:p>-Movses</text:p>
          </table:table-cell>
          <table:table-cell/>
          <table:table-cell table:formula="of:=SUM([.C34:.F34])" office:value-type="float" office:value="1470.83240431067">
            <text:p>1470.8324043107</text:p>
          </table:table-cell>
          <table:table-cell office:value-type="string">
            <text:p>Ժոզեֆ</text:p>
          </table:table-cell>
          <table:table-cell table:style-name="ce7" office:value-type="float" office:value="7000">
            <text:p>7000</text:p>
          </table:table-cell>
          <table:table-cell/>
          <table:table-cell table:formula="of:=SUM([.H11];[.H46];[.H79];[.H111];[.H144])" office:value-type="float" office:value="9917.81091105691">
            <text:p>9917.8109110569</text:p>
          </table:table-cell>
          <table:table-cell/>
          <table:table-cell table:formula="of:=SUM([.L11:.L11];[.M1])" office:value-type="float" office:value="12292.8109110569">
            <text:p>12292.8109110569</text:p>
          </table:table-cell>
          <table:table-cell table:formula="of:=[.J11]-[.N11]" office:value-type="float" office:value="-5292.81091105691">
            <text:p>-5292.8109110569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12];[.H47];[.H80];[.H112];[.H145])" office:value-type="float" office:value="8179.74950754813">
            <text:p>8179.7495075481</text:p>
          </table:table-cell>
          <table:table-cell/>
          <table:table-cell table:formula="of:=SUM([.L12:.L12];[.M1])" office:value-type="float" office:value="10554.7495075481">
            <text:p>10554.7495075481</text:p>
          </table:table-cell>
          <table:table-cell table:formula="of:=[.J12]-[.N12]" office:value-type="float" office:value="3945.25049245187">
            <text:p>3945.2504924519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/>
          <table:table-cell table:number-columns-repeated="2" office:value-type="string">
            <text:p>-Marine</text:p>
          </table:table-cell>
          <table:table-cell table:number-columns-repeated="2"/>
          <table:table-cell table:formula="of:=SUM([.C34:.F34])" office:value-type="float" office:value="1470.83240431067">
            <text:p>1470.8324043107</text:p>
          </table:table-cell>
          <table:table-cell table:style-name="ce31" office:value-type="string">
            <text:p>Գենա</text:p>
          </table:table-cell>
          <table:table-cell table:style-name="ce24" office:value-type="float" office:value="5500">
            <text:p>5500</text:p>
          </table:table-cell>
          <table:table-cell/>
          <table:table-cell table:formula="of:=SUM([.N45];[.H81];[.H113];[.H146])" office:value-type="float" office:value="4513.62040133779">
            <text:p>4513.6204013378</text:p>
          </table:table-cell>
          <table:table-cell office:value-type="float" office:value="1500">
            <text:p>1500</text:p>
          </table:table-cell>
          <table:table-cell table:formula="of:=SUM([.L13:.M13])" office:value-type="float" office:value="6013.62040133779">
            <text:p>6013.6204013378</text:p>
          </table:table-cell>
          <table:table-cell table:formula="of:=[.J13]-[.N13]" office:value-type="float" office:value="-513.620401337792">
            <text:p>-513.6204013378</text:p>
          </table:table-cell>
        </table:table-row>
        <table:table-row table:style-name="ro13">
          <table:table-cell/>
          <table:table-cell office:value-type="string">
            <text:p>-Jozef</text:p>
          </table:table-cell>
          <table:table-cell office:value-type="string">
            <text:p>-Arman</text:p>
          </table:table-cell>
          <table:table-cell table:number-columns-repeated="4"/>
          <table:table-cell table:formula="of:=SUM([.D34];[.F34])" office:value-type="float" office:value="704.444444444444">
            <text:p>704.4444444444</text:p>
          </table:table-cell>
          <table:table-cell office:value-type="string">
            <text:p>Արման</text:p>
          </table:table-cell>
          <table:table-cell table:style-name="ce24" office:value-type="float" office:value="0">
            <text:p>0</text:p>
          </table:table-cell>
          <table:table-cell/>
          <table:table-cell table:formula="of:=SUM([.H14])" office:value-type="float" office:value="704.444444444444">
            <text:p>704.4444444444</text:p>
          </table:table-cell>
          <table:table-cell/>
          <table:table-cell table:formula="of:=SUM([.L14])" office:value-type="float" office:value="704.444444444444">
            <text:p>704.4444444444</text:p>
          </table:table-cell>
          <table:table-cell table:formula="of:=[.J14]-[.N14]" office:value-type="float" office:value="-704.444444444444">
            <text:p>-704.4444444444</text:p>
          </table:table-cell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/>
          <table:table-cell office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>
            <text:p>1508.9734299517</text:p>
          </table:table-cell>
          <table:table-cell office:value-type="string">
            <text:p>Սերյոժա</text:p>
          </table:table-cell>
          <table:table-cell table:style-name="ce24" office:value-type="float" office:value="400">
            <text:p>400</text:p>
          </table:table-cell>
          <table:table-cell office:value-type="float" office:value="7700">
            <text:p>7700</text:p>
          </table:table-cell>
          <table:table-cell table:formula="of:=SUM([.H15])" office:value-type="float" office:value="1508.97342995169">
            <text:p>1508.9734299517</text:p>
          </table:table-cell>
          <table:table-cell/>
          <table:table-cell table:formula="of:=SUM([.L15])" office:value-type="float" office:value="1508.97342995169">
            <text:p>1508.9734299517</text:p>
          </table:table-cell>
          <table:table-cell table:formula="of:=[.J15]-[.N15]" office:value-type="float" office:value="-1108.97342995169">
            <text:p>-1108.9734299517</text:p>
          </table:table-cell>
        </table:table-row>
        <table:table-row table:style-name="ro12">
          <table:table-cell table:number-columns-repeated="3"/>
          <table:table-cell office:value-type="string">
            <text:p>+Tina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Մհեր</text:p>
          </table:table-cell>
          <table:table-cell table:style-name="ce7" office:value-type="float" office:value="9600">
            <text:p>9600</text:p>
          </table:table-cell>
          <table:table-cell/>
          <table:table-cell table:formula="of:=SUM([.H16];[.H49];[.H82];[.H114];[.H147])" office:value-type="float" office:value="9412.92687124724">
            <text:p>9412.9268712472</text:p>
          </table:table-cell>
          <table:table-cell/>
          <table:table-cell table:formula="of:=SUM([.L16];[.M1])" office:value-type="float" office:value="11787.9268712472">
            <text:p>11787.9268712472</text:p>
          </table:table-cell>
          <table:table-cell table:formula="of:=[.J16]-[.N16]" office:value-type="float" office:value="-2187.92687124724">
            <text:p>-2187.9268712472</text:p>
          </table:table-cell>
        </table:table-row>
        <table:table-row table:style-name="ro13">
          <table:table-cell table:number-columns-repeated="4"/>
          <table:table-cell office:value-type="string">
            <text:p>-Araqs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Դավիթ</text:p>
          </table:table-cell>
          <table:table-cell table:style-name="ce24" office:value-type="float" office:value="2150">
            <text:p>2150</text:p>
          </table:table-cell>
          <table:table-cell/>
          <table:table-cell table:formula="of:=SUM([.H17])" office:value-type="float" office:value="1866.665737644">
            <text:p>1866.665737644</text:p>
          </table:table-cell>
          <table:table-cell/>
          <table:table-cell office:value-type="float" office:value="1900">
            <text:p>1900</text:p>
          </table:table-cell>
          <table:table-cell table:formula="of:=[.J17]-[.N17]" office:value-type="float" office:value="250">
            <text:p>250</text:p>
          </table:table-cell>
        </table:table-row>
        <table:table-row table:style-name="ro13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13000">
            <text:p>13000</text:p>
          </table:table-cell>
          <table:table-cell/>
          <table:table-cell table:formula="of:=SUM([.M20];[.H50];[.H83];[.H115];[.H148])" office:value-type="float" office:value="7687.69488101525">
            <text:p>7687.6948810153</text:p>
          </table:table-cell>
          <table:table-cell/>
          <table:table-cell table:formula="of:=SUM([.L18];[.M1])" office:value-type="float" office:value="10062.6948810152">
            <text:p>10062.6948810152</text:p>
          </table:table-cell>
          <table:table-cell table:formula="of:=[.J18]-[.N18]" office:value-type="float" office:value="2937.30511898475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Հրաչ</text:p>
          </table:table-cell>
          <table:table-cell table:style-name="ce7" office:value-type="float" office:value="7650">
            <text:p>7650</text:p>
          </table:table-cell>
          <table:table-cell/>
          <table:table-cell table:formula="of:=SUM([.H19];[.H51];[.H84];[.H116];[.H149])" office:value-type="float" office:value="10755.7495075481">
            <text:p>10755.7495075481</text:p>
          </table:table-cell>
          <table:table-cell/>
          <table:table-cell table:formula="of:=SUM([.L19];[.M1])" office:value-type="float" office:value="13130.7495075481">
            <text:p>13130.7495075481</text:p>
          </table:table-cell>
          <table:table-cell table:formula="of:=[.J19]-[.N19]" office:value-type="float" office:value="-5480.74950754813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38" office:value-type="string">
            <text:p>Ստեփան</text:p>
          </table:table-cell>
          <table:table-cell table:style-name="ce7" office:value-type="float" office:value="19700">
            <text:p>19700</text:p>
          </table:table-cell>
          <table:table-cell/>
          <table:table-cell table:formula="of:=SUM([.H20];[.H52];[.H85];[.H117];[.H150])" office:value-type="float" office:value="10755.7495075481">
            <text:p>10755.7495075481</text:p>
          </table:table-cell>
          <table:table-cell/>
          <table:table-cell table:formula="of:=SUM([.L20];[.M1])" office:value-type="float" office:value="13130.7495075481">
            <text:p>13130.7495075481</text:p>
          </table:table-cell>
          <table:table-cell table:formula="of:=[.J20]-[.N20]" office:value-type="float" office:value="6569.25049245187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>
            <text:p>1080.1923076923</text:p>
          </table:table-cell>
          <table:table-cell office:value-type="string">
            <text:p>Վահե</text:p>
          </table:table-cell>
          <table:table-cell table:style-name="ce7" office:value-type="float" office:value="8850">
            <text:p>8850</text:p>
          </table:table-cell>
          <table:table-cell/>
          <table:table-cell table:formula="of:=SUM([.H21];[.H53];[.H86];[.H118];[.H151])" office:value-type="float" office:value="9474.03798235835">
            <text:p>9474.0379823584</text:p>
          </table:table-cell>
          <table:table-cell/>
          <table:table-cell table:formula="of:=SUM([.L21];[.M1])" office:value-type="float" office:value="11849.0379823583">
            <text:p>11849.0379823583</text:p>
          </table:table-cell>
          <table:table-cell table:formula="of:=[.J21]-[.N21]" office:value-type="float" office:value="-2999.03798235835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Տաթև</text:p>
          </table:table-cell>
          <table:table-cell table:style-name="ce7" office:value-type="float" office:value="7600">
            <text:p>7600</text:p>
          </table:table-cell>
          <table:table-cell/>
          <table:table-cell table:formula="of:=SUM([.H22];[.H54];[.H87];[.H119];[.H152])" office:value-type="float" office:value="9451.81576013613">
            <text:p>9451.8157601361</text:p>
          </table:table-cell>
          <table:table-cell/>
          <table:table-cell table:formula="of:=SUM([.L22];[.M1])" office:value-type="float" office:value="11826.8157601361">
            <text:p>11826.8157601361</text:p>
          </table:table-cell>
          <table:table-cell table:formula="of:=[.J22]-[.N22]" office:value-type="float" office:value="-4226.81576013613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>
            <text:p>1488.8879598662</text:p>
          </table:table-cell>
          <table:table-cell office:value-type="string">
            <text:p>Մովսես</text:p>
          </table:table-cell>
          <table:table-cell table:style-name="ce7" office:value-type="float" office:value="7950">
            <text:p>7950</text:p>
          </table:table-cell>
          <table:table-cell/>
          <table:table-cell table:formula="of:=SUM([.H23];[.H55];[.H88];[.H120];[.H153])" office:value-type="float" office:value="6417.73948248548">
            <text:p>6417.7394824855</text:p>
          </table:table-cell>
          <table:table-cell/>
          <table:table-cell table:formula="of:=SUM([.L23];[.M1])" office:value-type="float" office:value="8792.73948248548">
            <text:p>8792.7394824855</text:p>
          </table:table-cell>
          <table:table-cell table:formula="of:=[.J23]-[.N23]" office:value-type="float" office:value="-842.739482485478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style-name="ce24" office:value-type="float" office:value="650">
            <text:p>650</text:p>
          </table:table-cell>
          <table:table-cell/>
          <table:table-cell table:formula="of:=SUM([.H89];[.H154])" office:value-type="float" office:value="1352.72909698997">
            <text:p>1352.72909699</text:p>
          </table:table-cell>
          <table:table-cell/>
          <table:table-cell office:value-type="float" office:value="650">
            <text:p>650</text:p>
          </table:table-cell>
          <table:table-cell table:formula="of:=[.J24]-[.N24]" office:value-type="float" office:value="0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>
            <text:p>704.4444444444</text:p>
          </table:table-cell>
          <table:table-cell table:style-name="ce38" office:value-type="string">
            <text:p>Մարիամ</text:p>
          </table:table-cell>
          <table:table-cell table:style-name="ce24" office:value-type="float" office:value="5650">
            <text:p>5650</text:p>
          </table:table-cell>
          <table:table-cell/>
          <table:table-cell table:formula="of:=SUM([.H25];[.H57];[.H90];[.H155])" office:value-type="float" office:value="4031.17669172932">
            <text:p>4031.1766917293</text:p>
          </table:table-cell>
          <table:table-cell office:value-type="float" office:value="1500">
            <text:p>1500</text:p>
          </table:table-cell>
          <table:table-cell table:formula="of:=SUM([.L25];[.M25])" office:value-type="float" office:value="5531.17669172932">
            <text:p>5531.1766917293</text:p>
          </table:table-cell>
          <table:table-cell table:formula="of:=[.J25]-[.N25]" office:value-type="float" office:value="118.823308270677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Նաիրա</text:p>
          </table:table-cell>
          <table:table-cell table:style-name="ce7" office:value-type="float" office:value="9950">
            <text:p>9950</text:p>
          </table:table-cell>
          <table:table-cell/>
          <table:table-cell table:formula="of:=SUM([.H26];[.H58];[.H91];[.H123];[.H156])" office:value-type="float" office:value="8683.17640813293">
            <text:p>8683.1764081329</text:p>
          </table:table-cell>
          <table:table-cell/>
          <table:table-cell table:formula="of:=SUM([.L26];[.M1])" office:value-type="float" office:value="11058.1764081329">
            <text:p>11058.1764081329</text:p>
          </table:table-cell>
          <table:table-cell table:formula="of:=[.J26]-[.N26]" office:value-type="float" office:value="-1108.17640813293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Թամարա</text:p>
          </table:table-cell>
          <table:table-cell table:style-name="ce7" office:value-type="float" office:value="10600">
            <text:p>10600</text:p>
          </table:table-cell>
          <table:table-cell/>
          <table:table-cell table:formula="of:=SUM([.H27];[.H92];[.H124];[.H157])" office:value-type="float" office:value="8122.30684291554">
            <text:p>8122.3068429155</text:p>
          </table:table-cell>
          <table:table-cell/>
          <table:table-cell table:formula="of:=SUM([.L27];[.M1])" office:value-type="float" office:value="10497.3068429155">
            <text:p>10497.3068429155</text:p>
          </table:table-cell>
          <table:table-cell table:formula="of:=[.J27]-[.N27]" office:value-type="float" office:value="102.693157084461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Edgar</text:p>
          </table:table-cell>
          <table:table-cell table:style-name="ce7" office:value-type="float" office:value="9300">
            <text:p>9300</text:p>
          </table:table-cell>
          <table:table-cell/>
          <table:table-cell table:formula="of:=SUM([.H28];[.H60];[.H93];[.H125];[.H158])" office:value-type="float" office:value="10755.7495075481">
            <text:p>10755.7495075481</text:p>
          </table:table-cell>
          <table:table-cell/>
          <table:table-cell table:formula="of:=SUM([.L28];[.M1])" office:value-type="float" office:value="13130.7495075481">
            <text:p>13130.7495075481</text:p>
          </table:table-cell>
          <table:table-cell table:formula="of:=[.J28]-[.N28]" office:value-type="float" office:value="-3830.74950754813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Hasmik K</text:p>
          </table:table-cell>
          <table:table-cell table:style-name="ce7" office:value-type="float" office:value="9300">
            <text:p>9300</text:p>
          </table:table-cell>
          <table:table-cell/>
          <table:table-cell table:formula="of:=SUM([.H29];[.H61];[.H94];[.H126];[.H159])" office:value-type="float" office:value="10351.4016814612">
            <text:p>10351.4016814612</text:p>
          </table:table-cell>
          <table:table-cell/>
          <table:table-cell table:formula="of:=SUM([.L29];[.M1])" office:value-type="float" office:value="12726.4016814612">
            <text:p>12726.4016814612</text:p>
          </table:table-cell>
          <table:table-cell table:formula="of:=[.J29]-[.N29]" office:value-type="float" office:value="-3426.40168146118">
            <text:p>-3426.4016814612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Smbat</text:p>
          </table:table-cell>
          <table:table-cell table:style-name="ce7" office:value-type="float" office:value="9000">
            <text:p>9000</text:p>
          </table:table-cell>
          <table:table-cell/>
          <table:table-cell table:style-name="ce3" table:formula="of:=SUM([.H30];[.H62];[.H95];[.H127];[.H160])" office:value-type="float" office:value="10755.7495075481">
            <text:p>10755.7495075481</text:p>
          </table:table-cell>
          <table:table-cell/>
          <table:table-cell table:formula="of:=SUM([.L30];[.M1])" office:value-type="float" office:value="13130.7495075481">
            <text:p>13130.7495075481</text:p>
          </table:table-cell>
          <table:table-cell table:formula="of:=[.J30]-[.N30]" office:value-type="float" office:value="-4130.74950754814">
            <text:p>-4130.7495075481</text:p>
          </table:table-cell>
        </table:table-row>
        <table:table-row table:style-name="ro13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Ani</text:p>
          </table:table-cell>
          <table:table-cell table:style-name="ce7" office:value-type="float" office:value="6300">
            <text:p>6300</text:p>
          </table:table-cell>
          <table:table-cell/>
          <table:table-cell table:style-name="ce3" table:formula="of:=SUM([.H31];[.H63];[.H96];[.H128];[.H161])" office:value-type="float" office:value="7550.55015884192">
            <text:p>7550.5501588419</text:p>
          </table:table-cell>
          <table:table-cell/>
          <table:table-cell table:formula="of:=SUM([.L31];[.M1])" office:value-type="float" office:value="9925.55015884192">
            <text:p>9925.5501588419</text:p>
          </table:table-cell>
          <table:table-cell table:formula="of:=[.J31]-[.N31]" office:value-type="float" office:value="-3625.55015884192">
            <text:p>-3625.5501588419</text:p>
          </table:table-cell>
        </table:table-row>
        <table:table-row table:style-name="ro13">
          <table:table-cell table:number-columns-repeated="7"/>
          <table:table-cell table:formula="of:=SUM([.B34:.D34];[.F34])" office:value-type="float" office:value="1457.97008547009">
            <text:p>1457.9700854701</text:p>
          </table:table-cell>
          <table:table-cell office:value-type="string">
            <text:p>Araks</text:p>
          </table:table-cell>
          <table:table-cell table:style-name="ce7" office:value-type="float" office:value="7300">
            <text:p>7300</text:p>
          </table:table-cell>
          <table:table-cell/>
          <table:table-cell table:style-name="ce3" table:formula="of:=SUM([.H32];[.H64];[.H97];[.H129];[.H162])" office:value-type="float" office:value="9085.86964484791">
            <text:p>9085.8696448479</text:p>
          </table:table-cell>
          <table:table-cell/>
          <table:table-cell table:formula="of:=SUM([.L32];[.M1])" office:value-type="float" office:value="11460.8696448479">
            <text:p>11460.8696448479</text:p>
          </table:table-cell>
          <table:table-cell table:formula="of:=[.J32]-[.N32]" office:value-type="float" office:value="-4160.86964484791">
            <text:p>-4160.8696448479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Meruj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3" table:formula="of:=SUM([.H32];[.H65];[.H98];[.H130];[.H163])" office:value-type="float" office:value="10347.0538553742">
            <text:p>10347.0538553742</text:p>
          </table:table-cell>
          <table:table-cell/>
          <table:table-cell table:formula="of:=SUM([.L33];[.M1])" office:value-type="float" office:value="12722.0538553742">
            <text:p>12722.0538553742</text:p>
          </table:table-cell>
          <table:table-cell table:formula="of:=[.J33]-[.N33]" office:value-type="float" office:value="-5722.05385537422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>
            <text:p>395.8333333333</text:p>
          </table:table-cell>
          <table:table-cell table:formula="of:=[.C3]/26" office:value-type="float" office:value="357.692307692308">
            <text:p>357.6923076923</text:p>
          </table:table-cell>
          <table:table-cell table:formula="of:=[.D3]/30" office:value-type="float" office:value="326.666666666667">
            <text:p>326.6666666667</text:p>
          </table:table-cell>
          <table:table-cell table:formula="of:=[.E3]/23" office:value-type="float" office:value="408.695652173913">
            <text:p>408.6956521739</text:p>
          </table:table-cell>
          <table:table-cell table:formula="of:=[.F3]/27" office:value-type="float" office:value="377.777777777778">
            <text:p>377.7777777778</text:p>
          </table:table-cell>
          <table:table-cell/>
          <table:table-cell table:formula="of:=SUM([.D34])" office:value-type="float" office:value="326.666666666667">
            <text:p>326.6666666667</text:p>
          </table:table-cell>
          <table:table-cell office:value-type="string">
            <text:p>Tina</text:p>
          </table:table-cell>
          <table:table-cell table:style-name="ce24"/>
          <table:table-cell/>
          <table:table-cell table:formula="of:=SUM([.H34];[.H164])" office:value-type="float" office:value="1405.90476190476">
            <text:p>1405.9047619048</text:p>
          </table:table-cell>
          <table:table-cell/>
          <table:table-cell office:value-type="float" office:value="1400">
            <text:p>1400</text:p>
          </table:table-cell>
          <table:table-cell table:formula="of:=[.J34]-[.L34]" office:value-type="float" office:value="-1405.90476190476">
            <text:p>-1405.9047619048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Default" office:value-type="string">
            <text:p>Artsvi</text:p>
          </table:table-cell>
          <table:table-cell table:style-name="ce24" office:value-type="float" office:value="6000">
            <text:p>6000</text:p>
          </table:table-cell>
          <table:table-cell/>
          <table:table-cell table:formula="of:=SUM([.H35];[.H66];[.H99];[.H131])" office:value-type="float" office:value="7939.64184709265">
            <text:p>7939.6418470927</text:p>
          </table:table-cell>
          <table:table-cell/>
          <table:table-cell office:value-type="float" office:value="8000">
            <text:p>8000</text:p>
          </table:table-cell>
          <table:table-cell table:formula="of:=[.J35]-[.L35]" office:value-type="float" office:value="-1939.64184709265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>
            <text:p>48200</text:p>
          </table:table-cell>
          <table:table-cell table:style-name="ce23"/>
          <table:table-cell table:number-columns-repeated="2"/>
          <table:table-cell table:style-name="ce2" table:formula="of:=SUM([.L4:.L35])" office:value-type="float" office:value="248020.471943515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>
            <text:p>-74701.1870381081</text:p>
          </table:table-cell>
        </table:table-row>
        <table:table-row table:style-name="ro15">
          <table:table-cell table:style-name="ce54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6-06">
            <text:p>06/06/16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700">
            <text:p>7700</text:p>
          </table:table-cell>
          <table:table-cell office:value-type="float" office:value="7500">
            <text:p>7500</text:p>
          </table:table-cell>
          <table:table-cell office:value-type="float" office:value="7900">
            <text:p>7900</text:p>
          </table:table-cell>
          <table:table-cell table:style-name="ce2" table:formula="of:=SUM([.B38:.F38])" office:value-type="float" office:value="39700">
            <text:p>39700</text:p>
          </table:table-cell>
          <table:table-cell table:number-columns-repeated="2"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>
            <text:p>873.6842105263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3">
          <table:table-cell/>
          <table:table-cell table:style-name="ce3" office:value-type="string">
            <text:p>- Movses</text:p>
          </table:table-cell>
          <table:table-cell table:number-columns-repeated="4" office:value-type="string">
            <text:p>-Nai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office:value-type="string">
            <text:p>Արմենուհի</text:p>
          </table:table-cell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 Marine</text:p>
          </table:table-cell>
          <table:table-cell table:number-columns-repeated="4" office:value-type="string">
            <text:p>-Tama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8" office:value-type="string">
            <text:p>Գայանե</text:p>
          </table:table-cell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>
            <text:p>-Jozef</text:p>
          </table:table-cell>
          <table:table-cell table:number-columns-repeated="4" office:value-type="string">
            <text:p>-Hasmik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office:value-type="float" office:value="39000">
            <text:p>39000</text:p>
          </table:table-cell>
          <table:table-cell table:number-columns-repeated="5"/>
        </table:table-row>
        <table:table-row table:style-name="ro13">
          <table:table-cell/>
          <table:table-cell table:style-name="ce3"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Հասմիկ Դ․</text:p>
          </table:table-cell>
          <table:table-cell table:number-columns-repeated="4" office:value-type="string">
            <text:p>-Gen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Գենա</text:p>
          </table:table-cell>
          <table:table-cell table:number-columns-repeated="4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4"/>
          <table:table-cell/>
          <table:table-cell/>
        </table:table-row>
        <table:table-row table:style-name="ro13">
          <table:table-cell table:number-columns-repeated="2"/>
          <table:table-cell office:value-type="string">
            <text:p>- Ani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C67:.F67])" office:value-type="float" office:value="1630.46783625731">
            <text:p>1630.4678362573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Նաիրա</text:p>
          </table:table-cell>
          <table:table-cell office:value-type="string">
            <text:p>- Araqsia</text:p>
          </table:table-cell>
          <table:table-cell office:value-type="string">
            <text:p>- Մարիամ</text:p>
          </table:table-cell>
          <table:table-cell table:style-name="ce3" office:value-type="string">
            <text:p>- Անժելա</text:p>
          </table:table-cell>
          <table:table-cell table:style-name="ce3" office:value-type="string">
            <text:p>- Taron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Թամարա</text:p>
          </table:table-cell>
          <table:table-cell office:value-type="string">
            <text:p>- Մարիամ</text:p>
          </table:table-cell>
          <table:table-cell office:value-type="string">
            <text:p>- Անժելա</text:p>
          </table:table-cell>
          <table:table-cell table:style-name="ce3"/>
          <table:table-cell office:value-type="string">
            <text:p>- Մովսես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Araks</text:p>
          </table:table-cell>
          <table:table-cell table:number-columns-repeated="3"/>
          <table:table-cell office:value-type="string">
            <text:p>- Mher</text:p>
          </table:table-cell>
          <table:table-cell/>
          <table:table-cell table:formula="of:=SUM([.B67:.E67])" office:value-type="float" office:value="1633.68421052632">
            <text:p>1633.6842105263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>
            <text:p>1258.6842105263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>
            <text:p>2072.5730994152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>
            <text:p>1191.5789473684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>
            <text:p>1255.9941520468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Smbat</text:p>
          </table:table-cell>
          <table:table-cell table:style-name="ce9"/>
          <table:table-cell table:number-columns-repeated="5"/>
        </table:table-row>
        <table:table-row table:style-name="ro13">
          <table:table-cell table:number-columns-repeated="7"/>
          <table:table-cell table:formula="of:=SUM([.B67];[.D67];[.E67];[.F67])" office:value-type="float" office:value="1640.99415204678">
            <text:p>1640.9941520468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67:.F67])" office:value-type="float" office:value="1198.88888888889">
            <text:p>1198.8888888889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>
            <text:p>442.1052631579</text:p>
          </table:table-cell>
          <table:table-cell table:formula="of:=[.C38]/19" office:value-type="float" office:value="431.578947368421">
            <text:p>431.5789473684</text:p>
          </table:table-cell>
          <table:table-cell table:formula="of:=[.D38]/20" office:value-type="float" office:value="385">
            <text:p>385</text:p>
          </table:table-cell>
          <table:table-cell table:formula="of:=[.E38]/20" office:value-type="float" office:value="375">
            <text:p>375</text:p>
          </table:table-cell>
          <table:table-cell table:style-name="ce3" table:formula="of:=[.F38]/18" office:value-type="float" office:value="438.888888888889">
            <text:p>438.8888888889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5">
          <table:table-cell table:style-name="ce54" office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13/06/2016</text:p>
          </table:table-cell>
          <table:table-cell office:value-type="float" office:value="9300">
            <text:p>9300</text:p>
          </table:table-cell>
          <table:table-cell office:value-type="float" office:value="9400">
            <text:p>9400</text:p>
          </table:table-cell>
          <table:table-cell office:value-type="float" office:value="10300">
            <text:p>10300</text:p>
          </table:table-cell>
          <table:table-cell office:value-type="float" office:value="9700">
            <text:p>9700</text:p>
          </table:table-cell>
          <table:table-cell office:value-type="float" office:value="9600">
            <text:p>9600</text:p>
          </table:table-cell>
          <table:table-cell table:style-name="ce2" table:formula="of:=SUM([.B71:.F71])" office:value-type="float" office:value="48300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նժելա</text:p>
          </table:table-cell>
          <table:table-cell/>
          <table:table-cell office:value-type="float" office:value="47000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table:style-name="ce48" office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Araks</text:p>
          </table:table-cell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3">
          <table:table-cell/>
          <table:table-cell table:style-name="ce3" office:value-type="string">
            <text:p>-Ani</text:p>
          </table:table-cell>
          <table:table-cell table:number-columns-repeated="5"/>
          <table:table-cell table:formula="of:=SUM([.B100:.E100])" office:value-type="float" office:value="1564.24358974359">
            <text:p>1564.2435897436</text:p>
          </table:table-cell>
          <table:table-cell table:style-name="ce31" office:value-type="string">
            <text:p>Մանե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aron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ovses</text:p>
          </table:table-cell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>
            <text:p>760.576923076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3" office:value-type="string">
            <text:p>-Ani</text:p>
          </table:table-cell>
          <table:table-cell office:value-type="string">
            <text:p>-Mane</text:p>
          </table:table-cell>
          <table:table-cell/>
          <table:table-cell table:formula="of:=SUM([.B100];[.C100];[.E100];[.F100])" office:value-type="float" office:value="1552.24358974359">
            <text:p>1552.243589743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 office:value-type="string">
            <text:p>-Gena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>
            <text:p>1576.743589743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>
            <text:p>1964.2435897436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>
            <text:p>1572.576923076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>
            <text:p>373.076923076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>
            <text:p>1199.5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00];[.D100])" office:value-type="float" office:value="803.666666666667">
            <text:p>803.6666666667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00:.F100])" office:value-type="float" office:value="1576.74358974359">
            <text:p>1576.7435897436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>
            <text:p>387.5</text:p>
          </table:table-cell>
          <table:table-cell table:formula="of:=[.C71]/24" office:value-type="float" office:value="391.666666666667">
            <text:p>391.6666666667</text:p>
          </table:table-cell>
          <table:table-cell table:formula="of:=[.D71]/25" office:value-type="float" office:value="412">
            <text:p>412</text:p>
          </table:table-cell>
          <table:table-cell table:formula="of:=[.E71]/26" office:value-type="float" office:value="373.076923076923">
            <text:p>373.0769230769</text:p>
          </table:table-cell>
          <table:table-cell table:style-name="ce3" table:formula="of:=[.F71]/24" office:value-type="float" office:value="400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>
            <text:p>48300</text:p>
          </table:table-cell>
          <table:table-cell table:style-name="ce9"/>
          <table:table-cell table:number-columns-repeated="6"/>
        </table:table-row>
        <table:table-row table:style-name="ro15">
          <table:table-cell table:style-name="ce54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0/06/2016</text:p>
          </table:table-cell>
          <table:table-cell office:value-type="float" office:value="9800">
            <text:p>9800</text:p>
          </table:table-cell>
          <table:table-cell office:value-type="float" office:value="9500">
            <text:p>9500</text:p>
          </table:table-cell>
          <table:table-cell office:value-type="float" office:value="9600">
            <text:p>9600</text:p>
          </table:table-cell>
          <table:table-cell office:value-type="float" office:value="10100">
            <text:p>10100</text:p>
          </table:table-cell>
          <table:table-cell office:value-type="float" office:value="9400">
            <text:p>9400</text:p>
          </table:table-cell>
          <table:table-cell table:style-name="ce2" table:formula="of:=SUM([.B103:.F103])" office:value-type="float" office:value="48400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Արմենուհի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18000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րեգ</text:p>
          </table:table-cell>
          <table:table-cell/>
          <table:table-cell office:value-type="float" office:value="7000">
            <text:p>7000</text:p>
          </table:table-cell>
          <table:table-cell table:number-columns-repeated="4"/>
        </table:table-row>
        <table:table-row table:style-name="ro13">
          <table:table-cell/>
          <table:table-cell table:style-name="ce3" office:value-type="string">
            <text:p>-Sargis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3"/>
          <table:table-cell table:style-name="ce3" office:value-type="string">
            <text:p>-Ani</text:p>
          </table:table-cell>
          <table:table-cell/>
          <table:table-cell office:value-type="string">
            <text:p>-Mher</text:p>
          </table:table-cell>
          <table:table-cell/>
          <table:table-cell table:formula="of:=SUM([.D132:.F132])" office:value-type="float" office:value="1247.82608695652">
            <text:p>1247.8260869565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>
            <text:p>1597.028985507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 office:value-type="string">
            <text:p>-Movses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3"/>
          <table:table-cell table:number-columns-repeated="2"/>
          <table:table-cell office:value-type="string">
            <text:p>-Gena</text:p>
          </table:table-cell>
          <table:table-cell office:value-type="string">
            <text:p>-Armenuhi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Areg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3"/>
          <table:table-cell/>
          <table:table-cell office:value-type="string">
            <text:p>-Anjela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>
            <text:p>1636.1594202899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>
            <text:p>1227.826086956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];[.C132];[.E132])" office:value-type="float" office:value="1227.46376811594">
            <text:p>1227.463768116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>
            <text:p>408.3333333333</text:p>
          </table:table-cell>
          <table:table-cell table:formula="of:=[.C103]/25" office:value-type="float" office:value="380">
            <text:p>380</text:p>
          </table:table-cell>
          <table:table-cell table:formula="of:=[.D103]/24" office:value-type="float" office:value="400">
            <text:p>400</text:p>
          </table:table-cell>
          <table:table-cell table:formula="of:=[.E103]/23" office:value-type="float" office:value="439.130434782609">
            <text:p>439.1304347826</text:p>
          </table:table-cell>
          <table:table-cell table:style-name="ce3" table:formula="of:=[.F103]/23" office:value-type="float" office:value="408.695652173913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8" office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5">
          <table:table-cell table:style-name="ce54" office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>
            <text:p>10400</text:p>
          </table:table-cell>
          <table:table-cell office:value-type="float" office:value="12900">
            <text:p>12900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14600">
            <text:p>14600</text:p>
          </table:table-cell>
          <table:table-cell office:value-type="float" office:value="9400">
            <text:p>9400</text:p>
          </table:table-cell>
          <table:table-cell table:style-name="ce2" table:formula="of:=SUM([.A136:.F136])" office:value-type="float" office:value="65700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>
            <text:p>1944.8695652174</text:p>
          </table:table-cell>
          <table:table-cell office:value-type="string">
            <text:p>Անժելա</text:p>
          </table:table-cell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Արմենուհի</text:p>
          </table:table-cell>
          <table:table-cell office:value-type="float" office:value="33000">
            <text:p>33000</text:p>
          </table:table-cell>
          <table:table-cell table:number-columns-repeated="5"/>
        </table:table-row>
        <table:table-row table:style-name="ro13">
          <table:table-cell office:value-type="string">
            <text:p>-Anjela</text:p>
          </table:table-cell>
          <table:table-cell office:value-type="string">
            <text:p>-Marine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48" office:value-type="string">
            <text:p>Գայանե</text:p>
          </table:table-cell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string">
            <text:p>+Tina(2)</text:p>
          </table:table-cell>
          <table:table-cell office:value-type="string">
            <text:p>-Mariam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>
            <text:p>-Marine</text:p>
          </table:table-cell>
          <table:table-cell table:style-name="ce3" office:value-type="string">
            <text:p>-Tamara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3">
          <table:table-cell office:value-type="string">
            <text:p>-Tatev</text:p>
          </table:table-cell>
          <table:table-cell office:value-type="string">
            <text:p>-Gena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 office:value-type="string">
            <text:p>-Vah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 office:value-type="string">
            <text:p>-Movses</text:p>
          </table:table-cell>
          <table:table-cell table:number-columns-repeated="2"/>
          <table:table-cell office:value-type="string">
            <text:p>-Movses</text:p>
          </table:table-cell>
          <table:table-cell/>
          <table:table-cell table:style-name="ce3" office:value-type="string">
            <text:p>-Anjela</text:p>
          </table:table-cell>
          <table:table-cell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 office:value-type="string">
            <text:p>-Mher</text:p>
          </table:table-cell>
          <table:table-cell table:number-columns-repeated="2"/>
          <table:table-cell table:style-name="ce3" office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>
            <text:p>2232.1076604555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 office:value-type="string">
            <text:p>-Gena</text:p>
          </table:table-cell>
          <table:table-cell table:number-columns-repeated="2"/>
          <table:table-cell office:value-type="string">
            <text:p>-Gena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>
            <text:p>1364.347826087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>
            <text:p>-Mariam</text:p>
          </table:table-cell>
          <table:table-cell table:number-columns-repeated="2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>
            <text:p>-Hasmik K</text:p>
          </table:table-cell>
          <table:table-cell/>
          <table:table-cell office:value-type="string">
            <text:p>+Tina</text:p>
          </table:table-cell>
          <table:table-cell table:number-columns-repeated="2"/>
          <table:table-cell table:formula="of:=SUM([.A165:.F165])" office:value-type="float" office:value="2816.10766045549">
            <text:p>2816.107660455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ovses</text:p>
          </table:table-cell>
          <table:table-cell/>
          <table:table-cell office:value-type="string">
            <text:p>-Sargis</text:p>
          </table:table-cell>
          <table:table-cell table:number-columns-repeated="2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>
            <text:p>2816.1076604555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>
            <text:p>936.8695652174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>
            <text:p>979.652173913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>
            <text:p>871.2380952381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>
            <text:p>2255.2380952381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>
            <text:p>2411.7598343685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B165];[.C165];[.E165];[.F165])" office:value-type="float" office:value="2420.45548654244">
            <text:p>2420.4554865425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>
            <text:p>1079.2380952381</text:p>
          </table:table-cell>
          <table:table-cell office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>
            <text:p>495.2380952381</text:p>
          </table:table-cell>
          <table:table-cell table:formula="of:=[.B136]/23" office:value-type="float" office:value="560.869565217391">
            <text:p>560.8695652174</text:p>
          </table:table-cell>
          <table:table-cell table:formula="of:=[.C136]/23" office:value-type="float" office:value="404.347826086957">
            <text:p>404.347826087</text:p>
          </table:table-cell>
          <table:table-cell table:formula="of:=[.D136]/23" office:value-type="float" office:value="395.652173913043">
            <text:p>395.652173913</text:p>
          </table:table-cell>
          <table:table-cell table:formula="of:=[.E136]/25" office:value-type="float" office:value="584">
            <text:p>584</text:p>
          </table:table-cell>
          <table:table-cell table:style-name="ce3" table:formula="of:=[.F136]/25" office:value-type="float" office:value="376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ce55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9" office:value-type="float" office:value="-6600">
            <text:p>-6600</text:p>
          </table:table-cell>
          <table:table-cell table:number-columns-repeated="3"/>
        </table:table-row>
        <table:table-row table:style-name="ro12">
          <table:table-cell table:style-name="ce28" office:value-type="date" office:date-value="2016-06-06">
            <text:p>06/06/16</text:p>
          </table:table-cell>
          <table:table-cell office:value-type="float" office:value="9300">
            <text:p>9300</text:p>
          </table:table-cell>
          <table:table-cell office:value-type="float" office:value="9500">
            <text:p>9500</text:p>
          </table:table-cell>
          <table:table-cell office:value-type="float" office:value="9400">
            <text:p>9400</text:p>
          </table:table-cell>
          <table:table-cell table:number-columns-repeated="2"/>
          <table:table-cell table:style-name="ce2" table:formula="of:=SUM([.B3:.F3])" office:value-type="float" office:value="28200">
            <text:p>28200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formula="of:=SUM([.B33:.F33])" office:value-type="float" office:value="1129.03846153846">
            <text:p>1129.0384615385</text:p>
          </table:table-cell>
          <table:table-cell office:value-type="string">
            <text:p>Անժելա</text:p>
          </table:table-cell>
          <table:table-cell office:value-type="float" office:value="-500">
            <text:p>-500</text:p>
          </table:table-cell>
          <table:table-cell office:value-type="float" office:value="10000">
            <text:p>10000</text:p>
          </table:table-cell>
          <table:table-cell table:formula="of:=SUM([.J2];[.K39];[.K40])" office:value-type="float" office:value="113400">
            <text:p>113400</text:p>
          </table:table-cell>
          <table:table-cell table:formula="of:=SUM([.H4];[.H35];[.H68];[.H100];[.H133])" office:value-type="float" office:value="1129.03846153846">
            <text:p>1129.038461538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29.03846153846">
            <text:p>1129.0384615385</text:p>
          </table:table-cell>
          <table:table-cell office:value-type="string">
            <text:p>Արմենուհի</text:p>
          </table:table-cell>
          <table:table-cell office:value-type="float" office:value="-3000">
            <text:p>-3000</text:p>
          </table:table-cell>
          <table:table-cell office:value-type="float" office:value="11000">
            <text:p>11000</text:p>
          </table:table-cell>
          <table:table-cell table:formula="of:=SUM([.G3];[.G34];[.G67];[.G99];[.G132])" office:value-type="float" office:value="28200">
            <text:p>28200</text:p>
          </table:table-cell>
          <table:table-cell table:formula="of:=SUM([.H5];[.H36];[.H69];[.H101];[.H134])" office:value-type="float" office:value="1129.03846153846">
            <text:p>1129.038461538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29.03846153846">
            <text:p>1129.0384615385</text:p>
          </table:table-cell>
          <table:table-cell table:style-name="ce48" office:value-type="string">
            <text:p>Գայանե</text:p>
          </table:table-cell>
          <table:table-cell office:value-type="float" office:value="-5400">
            <text:p>-5400</text:p>
          </table:table-cell>
          <table:table-cell/>
          <table:table-cell table:formula="of:=[.L4]-[.L5]" office:value-type="float" office:value="85200">
            <text:p>85200</text:p>
          </table:table-cell>
          <table:table-cell table:formula="of:=SUM([.H6];[.H37];[.H70];[.H102];[.H135])" office:value-type="float" office:value="1129.03846153846">
            <text:p>1129.038461538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29.03846153846">
            <text:p>1129.0384615385</text:p>
          </table:table-cell>
          <table:table-cell office:value-type="string">
            <text:p>Արեգ</text:p>
          </table:table-cell>
          <table:table-cell table:style-name="ce7" office:value-type="float" office:value="10400">
            <text:p>10400</text:p>
          </table:table-cell>
          <table:table-cell table:number-columns-repeated="2"/>
          <table:table-cell table:formula="of:=SUM([.H7];[.H38];[.H71];[.H103];[.H136])" office:value-type="float" office:value="1129.03846153846">
            <text:p>1129.038461538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29.03846153846">
            <text:p>1129.0384615385</text:p>
          </table:table-cell>
          <table:table-cell table:style-name="ce31" office:value-type="string">
            <text:p>Մանե</text:p>
          </table:table-cell>
          <table:table-cell office:value-type="float" office:value="-6500">
            <text:p>-6500</text:p>
          </table:table-cell>
          <table:table-cell office:value-type="float" office:value="10000">
            <text:p>10000</text:p>
          </table:table-cell>
          <table:table-cell/>
          <table:table-cell table:formula="of:=SUM([.H8];[.H39];[.H72];[.H104];[.H137])" office:value-type="float" office:value="1129.03846153846">
            <text:p>1129.0384615385</text:p>
          </table:table-cell>
        </table:table-row>
        <table:table-row table:style-name="ro12">
          <table:table-cell table:number-columns-repeated="7"/>
          <table:table-cell table:formula="of:=SUM([.C33:.F33])" office:value-type="float" office:value="741.538461538462">
            <text:p>741.5384615385</text:p>
          </table:table-cell>
          <table:table-cell table:style-name="ce31" office:value-type="string">
            <text:p>Նանե</text:p>
          </table:table-cell>
          <table:table-cell office:value-type="float" office:value="-5200">
            <text:p>-5200</text:p>
          </table:table-cell>
          <table:table-cell office:value-type="float" office:value="15000">
            <text:p>15000</text:p>
          </table:table-cell>
          <table:table-cell/>
          <table:table-cell table:formula="of:=SUM([.H9];[.H40];[.H73];[.H105];[.H138])" office:value-type="float" office:value="741.538461538462">
            <text:p>741.5384615385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33:.F33])" office:value-type="float" office:value="1129.03846153846">
            <text:p>1129.0384615385</text:p>
          </table:table-cell>
          <table:table-cell office:value-type="string">
            <text:p>Հասմիկ Դ․</text:p>
          </table:table-cell>
          <table:table-cell office:value-type="float" office:value="-1350">
            <text:p>-1350</text:p>
          </table:table-cell>
          <table:table-cell table:number-columns-repeated="2"/>
          <table:table-cell table:formula="of:=SUM([.H10];[.H74];[.H106];[.H139])" office:value-type="float" office:value="1129.03846153846">
            <text:p>1129.0384615385</text:p>
          </table:table-cell>
        </table:table-row>
        <table:table-row table:style-name="ro12">
          <table:table-cell/>
          <table:table-cell office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3:.F33])" office:value-type="float" office:value="1129.03846153846">
            <text:p>1129.0384615385</text:p>
          </table:table-cell>
          <table:table-cell office:value-type="string">
            <text:p>Ժոզեֆ</text:p>
          </table:table-cell>
          <table:table-cell office:value-type="float" office:value="-7200">
            <text:p>-7200</text:p>
          </table:table-cell>
          <table:table-cell office:value-type="float" office:value="15000">
            <text:p>15000</text:p>
          </table:table-cell>
          <table:table-cell/>
          <table:table-cell table:formula="of:=SUM([.H11];[.H42];[.H75];[.H107];[.H140])" office:value-type="float" office:value="1129.03846153846">
            <text:p>1129.0384615385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rine</text:p>
          </table:table-cell>
          <table:table-cell table:number-columns-repeated="4"/>
          <table:table-cell table:formula="of:=SUM([.B33:.F33])" office:value-type="float" office:value="1129.03846153846">
            <text:p>1129.0384615385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3950">
            <text:p>3950</text:p>
          </table:table-cell>
          <table:table-cell table:number-columns-repeated="2"/>
          <table:table-cell table:formula="of:=SUM([.H12];[.H43];[.H76];[.H108];[.H141])" office:value-type="float" office:value="1129.03846153846">
            <text:p>1129.0384615385</text:p>
          </table:table-cell>
        </table:table-row>
        <table:table-row table:style-name="ro12">
          <table:table-cell/>
          <table:table-cell table:number-columns-repeated="2" office:value-type="string">
            <text:p>-Tamar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C33:.F33])" office:value-type="float" office:value="741.538461538462">
            <text:p>741.5384615385</text:p>
          </table:table-cell>
          <table:table-cell table:style-name="ce31" office:value-type="string">
            <text:p>Գենա</text:p>
          </table:table-cell>
          <table:table-cell table:style-name="ce24" office:value-type="float" office:value="-500">
            <text:p>-500</text:p>
          </table:table-cell>
          <table:table-cell table:number-columns-repeated="2"/>
          <table:table-cell table:formula="of:=SUM([.N41];[.H77];[.H109];[.H142])" office:value-type="float" office:value="0">
            <text:p>0</text:p>
          </table:table-cell>
        </table:table-row>
        <table:table-row table:style-name="ro16">
          <table:table-cell/>
          <table:table-cell office:value-type="string">
            <text:p>-Mariam</text:p>
          </table:table-cell>
          <table:table-cell office:value-type="string">
            <text:p>-Movses</text:p>
          </table:table-cell>
          <table:table-cell office:value-type="string">
            <text:p>-Movses</text:p>
          </table:table-cell>
          <table:table-cell table:number-columns-repeated="3"/>
          <table:table-cell table:formula="of:=SUM([.B33:.F33])" office:value-type="float" office:value="1129.03846153846">
            <text:p>1129.0384615385</text:p>
          </table:table-cell>
          <table:table-cell office:value-type="string">
            <text:p>Մհեր</text:p>
          </table:table-cell>
          <table:table-cell office:value-type="float" office:value="-2200">
            <text:p>-2200</text:p>
          </table:table-cell>
          <table:table-cell table:number-columns-repeated="2"/>
          <table:table-cell table:formula="of:=SUM([.H14];[.H45];[.H78];[.H110];[.H143])" office:value-type="float" office:value="1129.03846153846">
            <text:p>1129.0384615385</text:p>
          </table:table-cell>
        </table:table-row>
        <table:table-row table:style-name="ro16">
          <table:table-cell table:number-columns-repeated="2"/>
          <table:table-cell office:value-type="string">
            <text:p>-Vahe</text:p>
          </table:table-cell>
          <table:table-cell office:value-type="string">
            <text:p>-Vahe</text:p>
          </table:table-cell>
          <table:table-cell table:number-columns-repeated="3"/>
          <table:table-cell table:formula="of:=SUM([.B33:.F33])" office:value-type="float" office:value="1129.03846153846">
            <text:p>1129.038461538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2900">
            <text:p>2900</text:p>
          </table:table-cell>
          <table:table-cell table:number-columns-repeated="2"/>
          <table:table-cell table:formula="of:=SUM([.M17];[.H46];[.H79];[.H111];[.H144])" office:value-type="float" office:value="1129.03846153846">
            <text:p>1129.038461538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29.03846153846">
            <text:p>1129.0384615385</text:p>
          </table:table-cell>
          <table:table-cell office:value-type="string">
            <text:p>Հրաչ</text:p>
          </table:table-cell>
          <table:table-cell office:value-type="float" office:value="-5500">
            <text:p>-5500</text:p>
          </table:table-cell>
          <table:table-cell office:value-type="float" office:value="20000">
            <text:p>20000</text:p>
          </table:table-cell>
          <table:table-cell/>
          <table:table-cell table:formula="of:=SUM([.H16];[.H47];[.H80];[.H112];[.H145])" office:value-type="float" office:value="1129.03846153846">
            <text:p>1129.038461538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29.03846153846">
            <text:p>1129.0384615385</text:p>
          </table:table-cell>
          <table:table-cell table:style-name="ce38" office:value-type="string">
            <text:p>Ստեփան</text:p>
          </table:table-cell>
          <table:table-cell table:style-name="ce7" office:value-type="float" office:value="6550">
            <text:p>6550</text:p>
          </table:table-cell>
          <table:table-cell table:number-columns-repeated="2"/>
          <table:table-cell table:formula="of:=SUM([.H17];[.H48];[.H81];[.H113];[.H146])" office:value-type="float" office:value="1129.03846153846">
            <text:p>1129.0384615385</text:p>
          </table:table-cell>
        </table:table-row>
        <table:table-row table:style-name="ro12">
          <table:table-cell table:number-columns-repeated="7"/>
          <table:table-cell table:formula="of:=SUM([.B33])" office:value-type="float" office:value="387.5">
            <text:p>387.5</text:p>
          </table:table-cell>
          <table:table-cell office:value-type="string">
            <text:p>Վահե</text:p>
          </table:table-cell>
          <table:table-cell table:style-name="ce47" office:value-type="float" office:value="0">
            <text:p>0</text:p>
          </table:table-cell>
          <table:table-cell table:number-columns-repeated="2"/>
          <table:table-cell table:formula="of:=SUM([.H18];[.H49];[.H82];[.H114];[.H147])" office:value-type="float" office:value="387.5">
            <text:p>387.5</text:p>
          </table:table-cell>
        </table:table-row>
        <table:table-row table:style-name="ro12">
          <table:table-cell table:number-columns-repeated="7"/>
          <table:table-cell table:formula="of:=SUM([.B33];[.C33];[.D33];[.F33])" office:value-type="float" office:value="1129.03846153846">
            <text:p>1129.0384615385</text:p>
          </table:table-cell>
          <table:table-cell office:value-type="string">
            <text:p>Տաթև</text:p>
          </table:table-cell>
          <table:table-cell table:style-name="ce47" office:value-type="float" office:value="0">
            <text:p>0</text:p>
          </table:table-cell>
          <table:table-cell table:number-columns-repeated="2"/>
          <table:table-cell table:formula="of:=SUM([.H19];[.H50];[.H83];[.H115];[.H148])" office:value-type="float" office:value="1129.03846153846">
            <text:p>1129.0384615385</text:p>
          </table:table-cell>
        </table:table-row>
        <table:table-row table:style-name="ro12">
          <table:table-cell table:number-columns-repeated="7"/>
          <table:table-cell table:formula="of:=SUM([.B33])" office:value-type="float" office:value="387.5">
            <text:p>387.5</text:p>
          </table:table-cell>
          <table:table-cell office:value-type="string">
            <text:p>Մովսես</text:p>
          </table:table-cell>
          <table:table-cell table:style-name="ce47" office:value-type="float" office:value="0">
            <text:p>0</text:p>
          </table:table-cell>
          <table:table-cell table:number-columns-repeated="2"/>
          <table:table-cell table:formula="of:=SUM([.H20];[.H51];[.H84];[.H116];[.H149])" office:value-type="float" office:value="387.5">
            <text:p>387.5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85];[.H150])" office:value-type="float" office:value="0">
            <text:p>0</text:p>
          </table:table-cell>
        </table:table-row>
        <table:table-row table:style-name="ro12">
          <table:table-cell table:number-columns-repeated="7"/>
          <table:table-cell table:formula="of:=SUM([.C33])" office:value-type="float" office:value="380">
            <text:p>380</text:p>
          </table:table-cell>
          <table:table-cell table:style-name="ce38" office:value-type="string">
            <text:p>Մարիամ</text:p>
          </table:table-cell>
          <table:table-cell table:style-name="ce24" office:value-type="float" office:value="100">
            <text:p>100</text:p>
          </table:table-cell>
          <table:table-cell office:value-type="float" office:value="2000">
            <text:p>2000</text:p>
          </table:table-cell>
          <table:table-cell/>
          <table:table-cell table:formula="of:=SUM([.H22];[.H53];[.H86];[.H151])" office:value-type="float" office:value="380">
            <text:p>380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29.03846153846">
            <text:p>1129.0384615385</text:p>
          </table:table-cell>
          <table:table-cell office:value-type="string">
            <text:p>Նաիրա</text:p>
          </table:table-cell>
          <table:table-cell office:value-type="float" office:value="-1100">
            <text:p>-1100</text:p>
          </table:table-cell>
          <table:table-cell office:value-type="float" office:value="10000">
            <text:p>10000</text:p>
          </table:table-cell>
          <table:table-cell/>
          <table:table-cell table:formula="of:=SUM([.H23];[.H54];[.H87];[.H119];[.H152])" office:value-type="float" office:value="1129.03846153846">
            <text:p>1129.0384615385</text:p>
          </table:table-cell>
        </table:table-row>
        <table:table-row table:style-name="ro12">
          <table:table-cell table:number-columns-repeated="7"/>
          <table:table-cell table:formula="of:=SUM([.D33:.F33])" office:value-type="float" office:value="361.538461538462">
            <text:p>361.5384615385</text:p>
          </table:table-cell>
          <table:table-cell office:value-type="string">
            <text:p>Թամարա</text:p>
          </table:table-cell>
          <table:table-cell table:style-name="ce7" office:value-type="float" office:value="100">
            <text:p>100</text:p>
          </table:table-cell>
          <table:table-cell table:number-columns-repeated="2"/>
          <table:table-cell table:formula="of:=SUM([.H24];[.H88];[.H120];[.H153])" office:value-type="float" office:value="361.538461538462">
            <text:p>361.538461538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29.03846153846">
            <text:p>1129.0384615385</text:p>
          </table:table-cell>
          <table:table-cell office:value-type="string">
            <text:p>Edgar</text:p>
          </table:table-cell>
          <table:table-cell table:style-name="ce56" office:value-type="float" office:value="-3800">
            <text:p>-3800</text:p>
          </table:table-cell>
          <table:table-cell office:value-type="float" office:value="10000">
            <text:p>10000</text:p>
          </table:table-cell>
          <table:table-cell/>
          <table:table-cell table:formula="of:=SUM([.H25];[.H56];[.H89];[.H121];[.H154])" office:value-type="float" office:value="1129.03846153846">
            <text:p>1129.038461538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29.03846153846">
            <text:p>1129.0384615385</text:p>
          </table:table-cell>
          <table:table-cell office:value-type="string">
            <text:p>Hasmik K</text:p>
          </table:table-cell>
          <table:table-cell office:value-type="float" office:value="-3400">
            <text:p>-3400</text:p>
          </table:table-cell>
          <table:table-cell office:value-type="float" office:value="14000">
            <text:p>14000</text:p>
          </table:table-cell>
          <table:table-cell/>
          <table:table-cell table:formula="of:=SUM([.H26];[.H57];[.H90];[.H122];[.H155])" office:value-type="float" office:value="1129.03846153846">
            <text:p>1129.038461538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29.03846153846">
            <text:p>1129.0384615385</text:p>
          </table:table-cell>
          <table:table-cell office:value-type="string">
            <text:p>Smbat</text:p>
          </table:table-cell>
          <table:table-cell office:value-type="float" office:value="-4100">
            <text:p>-4100</text:p>
          </table:table-cell>
          <table:table-cell office:value-type="float" office:value="12100">
            <text:p>12100</text:p>
          </table:table-cell>
          <table:table-cell/>
          <table:table-cell table:style-name="ce3" table:formula="of:=SUM([.H27];[.H58];[.H91];[.H123];[.H156])" office:value-type="float" office:value="1129.03846153846">
            <text:p>1129.0384615385</text:p>
          </table:table-cell>
        </table:table-row>
        <table:table-row table:style-name="ro12">
          <table:table-cell table:number-columns-repeated="7"/>
          <table:table-cell table:formula="of:=SUM([.B33];[.C33];[.D33];[.F33])" office:value-type="float" office:value="1129.03846153846">
            <text:p>1129.0384615385</text:p>
          </table:table-cell>
          <table:table-cell office:value-type="string">
            <text:p>Ani</text:p>
          </table:table-cell>
          <table:table-cell office:value-type="float" office:value="-3600">
            <text:p>-3600</text:p>
          </table:table-cell>
          <table:table-cell office:value-type="float" office:value="12000">
            <text:p>12000</text:p>
          </table:table-cell>
          <table:table-cell/>
          <table:table-cell table:style-name="ce3" table:formula="of:=SUM([.H28];[.H59];[.H92];[.H124];[.H157])" office:value-type="float" office:value="1129.03846153846">
            <text:p>1129.0384615385</text:p>
          </table:table-cell>
        </table:table-row>
        <table:table-row table:style-name="ro12">
          <table:table-cell table:number-columns-repeated="7"/>
          <table:table-cell table:formula="of:=SUM([.B33:.D33];[.F33])" office:value-type="float" office:value="1129.03846153846">
            <text:p>1129.0384615385</text:p>
          </table:table-cell>
          <table:table-cell office:value-type="string">
            <text:p>Araks</text:p>
          </table:table-cell>
          <table:table-cell office:value-type="float" office:value="-4150">
            <text:p>-4150</text:p>
          </table:table-cell>
          <table:table-cell office:value-type="float" office:value="8000">
            <text:p>8000</text:p>
          </table:table-cell>
          <table:table-cell/>
          <table:table-cell table:style-name="ce3" table:formula="of:=SUM([.H29];[.H60];[.H93];[.H125];[.H158])" office:value-type="float" office:value="1129.03846153846">
            <text:p>1129.038461538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29.03846153846">
            <text:p>1129.0384615385</text:p>
          </table:table-cell>
          <table:table-cell office:value-type="string">
            <text:p>Meruj</text:p>
          </table:table-cell>
          <table:table-cell office:value-type="float" office:value="-5700">
            <text:p>-5700</text:p>
          </table:table-cell>
          <table:table-cell office:value-type="float" office:value="13700">
            <text:p>13700</text:p>
          </table:table-cell>
          <table:table-cell/>
          <table:table-cell table:style-name="ce3" table:formula="of:=SUM([.H29];[.H61];[.H94];[.H126];[.H159])" office:value-type="float" office:value="1129.03846153846">
            <text:p>1129.038461538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29.03846153846">
            <text:p>1129.0384615385</text:p>
          </table:table-cell>
          <table:table-cell table:style-name="Default" office:value-type="string">
            <text:p>Jirayr</text:p>
          </table:table-cell>
          <table:table-cell table:style-name="Default" office:value-type="float" office:value="0">
            <text:p>0</text:p>
          </table:table-cell>
          <table:table-cell office:value-type="float" office:value="8000">
            <text:p>8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8" table:formula="of:=SUM([.B33:.F33])" office:value-type="float" office:value="1129.03846153846">
            <text:p>1129.0384615385</text:p>
          </table:table-cell>
          <table:table-cell table:style-name="ce9" office:value-type="string">
            <text:p>Gevor</text:p>
          </table:table-cell>
          <table:table-cell table:style-name="Default" office:value-type="float" office:value="0">
            <text:p>0</text:p>
          </table:table-cell>
          <table:table-cell table:number-columns-repeated="2"/>
          <table:table-cell table:style-name="ce2" table:formula="of:=SUM([.M4:.M31])" office:value-type="float" office:value="24838.8461538461">
            <text:p>24838.8461538461</text:p>
          </table:table-cell>
        </table:table-row>
        <table:table-row table:style-name="ro12">
          <table:table-cell/>
          <table:table-cell table:formula="of:=[.B3]/24" office:value-type="float" office:value="387.5">
            <text:p>387.5</text:p>
          </table:table-cell>
          <table:table-cell table:formula="of:=[.C3]/25" office:value-type="float" office:value="380">
            <text:p>380</text:p>
          </table:table-cell>
          <table:table-cell table:formula="of:=[.D3]/26" office:value-type="float" office:value="361.538461538462">
            <text:p>361.5384615385</text:p>
          </table:table-cell>
          <table:table-cell table:formula="of:=[.E3]/23" office:value-type="float" office:value="0">
            <text:p>0</text:p>
          </table:table-cell>
          <table:table-cell table:formula="of:=[.F3]/27" office:value-type="float" office:value="0">
            <text:p>0</text:p>
          </table:table-cell>
          <table:table-cell/>
          <table:table-cell table:style-name="ce2" table:formula="of:=SUM([.H4:.H32])" office:value-type="float" office:value="27838.4615384615">
            <text:p>27838.4615384615</text:p>
          </table:table-cell>
          <table:table-cell/>
          <table:table-cell table:style-name="Default"/>
          <table:table-cell table:style-name="ce2" table:formula="of:=SUM([.K4:.K31])" office:value-type="float" office:value="170800">
            <text:p>170800</text:p>
          </table:table-cell>
          <table:table-cell table:formula="of:=SUM([.H33];[.H160])" office:value-type="float" office:value="27838.4615384615">
            <text:p>27838.4615384615</text:p>
          </table:table-cell>
          <table:table-cell/>
        </table:table-row>
        <table:table-row table:style-name="ro12">
          <table:table-cell table:number-columns-repeated="6"/>
          <table:table-cell/>
          <table:table-cell/>
          <table:table-cell table:style-name="ce23" office:value-type="float" office:value="800">
            <text:p>8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/>
          <table:table-cell table:style-name="Default" table:number-columns-repeated="2"/>
          <table:table-cell table:number-columns-repeated="3"/>
        </table:table-row>
        <table:table-row table:style-name="ro12">
          <table:table-cell table:number-columns-repeated="7"/>
          <table:table-cell/>
          <table:table-cell table:style-name="Default" table:number-columns-repeated="2"/>
          <table:table-cell table:number-columns-repeated="3"/>
        </table:table-row>
        <table:table-row table:style-name="ro12">
          <table:table-cell table:number-columns-repeated="7"/>
          <table:table-cell/>
          <table:table-cell table:style-name="Default" table:number-columns-repeated="2"/>
          <table:table-cell table:number-columns-repeated="3"/>
        </table:table-row>
        <table:table-row table:style-name="ro12">
          <table:table-cell table:number-columns-repeated="7"/>
          <table:table-cell/>
          <table:table-cell table:style-name="Default" table:number-columns-repeated="2"/>
          <table:table-cell table:number-columns-repeated="3"/>
        </table:table-row>
        <table:table-row table:style-name="ro12">
          <table:table-cell table:number-columns-repeated="7"/>
          <table:table-cell/>
          <table:table-cell table:style-name="Default" table:number-columns-repeated="2"/>
          <table:table-cell office:value-type="float" office:value="38000">
            <text:p>38000</text:p>
          </table:table-cell>
          <table:table-cell table:number-columns-repeated="2"/>
        </table:table-row>
        <table:table-row table:style-name="ro12">
          <table:table-cell table:number-columns-repeated="7"/>
          <table:table-cell/>
          <table:table-cell table:style-name="Default" table:number-columns-repeated="2"/>
          <table:table-cell office:value-type="float" office:value="82000">
            <text:p>82000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07/08/2016</text:date>, <text:time>11:0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7-08T11:06:44</dc:date>
    <meta:editing-duration>P8DT14H7M6S</meta:editing-duration>
    <meta:editing-cycles>2787</meta:editing-cycles>
    <meta:generator>OpenOffice/4.1.2$Unix OpenOffice.org_project/412m3$Build-9782</meta:generator>
    <meta:document-statistic meta:table-count="16" meta:cell-count="7180" meta:object-count="0"/>
  </office:meta>
</office:document-meta>
</file>